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67ff" officeooo:paragraph-rsid="000e67ff"/>
    </style:style>
    <style:style style:name="P2" style:family="paragraph" style:parent-style-name="Standard">
      <style:text-properties officeooo:rsid="000fa244" officeooo:paragraph-rsid="000fa244"/>
    </style:style>
    <style:style style:name="P3" style:family="paragraph" style:parent-style-name="Standard">
      <style:text-properties officeooo:rsid="00114069" officeooo:paragraph-rsid="00114069"/>
    </style:style>
    <style:style style:name="P4" style:family="paragraph" style:parent-style-name="Standard">
      <style:text-properties officeooo:rsid="0011c5d8" officeooo:paragraph-rsid="0011c5d8"/>
    </style:style>
    <style:style style:name="P5" style:family="paragraph" style:parent-style-name="Standard">
      <style:text-properties officeooo:rsid="0012016d" officeooo:paragraph-rsid="0012016d"/>
    </style:style>
    <style:style style:name="P6" style:family="paragraph" style:parent-style-name="Standard">
      <style:text-properties officeooo:rsid="00135185" officeooo:paragraph-rsid="00135185"/>
    </style:style>
    <style:style style:name="P7" style:family="paragraph" style:parent-style-name="Standard">
      <style:text-properties officeooo:rsid="0015973e" officeooo:paragraph-rsid="0015973e"/>
    </style:style>
    <style:style style:name="P8" style:family="paragraph" style:parent-style-name="Standard">
      <style:text-properties officeooo:rsid="001738b3" officeooo:paragraph-rsid="001738b3"/>
    </style:style>
    <style:style style:name="P9" style:family="paragraph" style:parent-style-name="Standard">
      <style:text-properties officeooo:rsid="001738b3" officeooo:paragraph-rsid="001738b3"/>
    </style:style>
    <style:style style:name="T1" style:family="text">
      <style:text-properties officeooo:rsid="001583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 :</text:p>
      <text:p text:style-name="P1"/>
      <text:p text:style-name="P1">Histoire de la cryptographie de l’antiquité à nos jours.</text:p>
      <text:p text:style-name="P1"/>
      <text:p text:style-name="P2">Chiffrement : dois être au moins déchiffré par une personne (sinon sans intérêt)</text:p>
      <text:p text:style-name="P2"/>
      <text:p text:style-name="P2"/>
      <text:p text:style-name="P3">Différentes stratégies :</text:p>
      <text:p text:style-name="P3"/>
      <text:p text:style-name="P3">Cacher : sténographie</text:p>
      <text:p text:style-name="P3"/>
      <text:p text:style-name="P3">Coder : On crée un langage commun</text:p>
      <text:p text:style-name="P3"/>
      <text:p text:style-name="P3">Crypter : seulement pour les personnes autorisés</text:p>
      <text:p text:style-name="P3"/>
      <text:p text:style-name="P3"/>
      <text:p text:style-name="P4">Technologie MicroDotDNA</text:p>
      <text:p text:style-name="P4"/>
      <text:p text:style-name="P5">Rabelais : un peu le wikileaks de l’époque. </text:p>
      <text:p text:style-name="P5"/>
      <text:p text:style-name="P5"/>
      <text:p text:style-name="P6">Qui per<text:span text:style-name="T1">ds</text:span> la grille de cardan <text:span text:style-name="T1">perds</text:span> <text:span text:style-name="T1">définitivement</text:span> le moyen de décoder le message.</text:p>
      <text:p text:style-name="P3"/>
      <text:p text:style-name="P7">Crypter :</text:p>
      <text:p text:style-name="P7"/>
      <text:p text:style-name="P7">Approche 1 : le chiffre de transposition</text:p>
      <text:p text:style-name="P7"/>
      <text:p text:style-name="P7">On change l’ordre des lettres, donc il faut connaître « l’ordre ». Cette ordre est gérer par une clé de permutasssion.</text:p>
      <text:p text:style-name="P7"/>
      <text:p text:style-name="P7">Cette clé fonctionne par paquet de 4 lettres. Chaque chiffre dans la clé indique la position de la lettre du paquet de 4. </text:p>
      <text:p text:style-name="P3"/>
      <text:p text:style-name="P8">Le chiffre rail fence :</text:p>
      <text:p text:style-name="P8"/>
      <text:p text:style-name="P8"/>
      <text:p text:style-name="P8">Ecriture de gauche à droite puis de droite à gauche (honstrophédon)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08:07:41.232616549</meta:creation-date>
    <meta:generator>LibreOffice/5.1.6.2$Linux_X86_64 LibreOffice_project/10m0$Build-2</meta:generator>
    <dc:date>2018-05-23T17:18:45.024605566</dc:date>
    <meta:editing-duration>PT4H47M53S</meta:editing-duration>
    <meta:editing-cycles>2</meta:editing-cycles>
    <meta:document-statistic meta:table-count="0" meta:image-count="0" meta:object-count="0" meta:page-count="1" meta:paragraph-count="16" meta:word-count="137" meta:character-count="797" meta:non-whitespace-character-count="674"/>
  </office:meta>
</office:document-meta>
</file>